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0.1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one_all_lstm_metric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AA</text:p>
          </table:table-cell>
          <table:table-cell/>
        </table:table-row>
        <table:table-row table:style-name="ro1">
          <table:table-cell office:value-type="string" calcext:value-type="string">
            <text:p>mean_binary_accuracy</text:p>
          </table:table-cell>
          <table:table-cell office:value-type="float" office:value="0.87659" calcext:value-type="float">
            <text:p>0.87659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045" calcext:value-type="float">
            <text:p>0.87045</text:p>
          </table:table-cell>
          <table:table-cell office:value-type="float" office:value="0.86488" calcext:value-type="float">
            <text:p>0.86488</text:p>
          </table:table-cell>
          <table:table-cell table:formula="of:=MAX([.B2:.E2])" office:value-type="float" office:value="0.87659" calcext:value-type="float">
            <text:p>0.87659</text:p>
          </table:table-cell>
        </table:table-row>
        <table:table-row table:style-name="ro1">
          <table:table-cell office:value-type="string" calcext:value-type="string">
            <text:p>min_binary_accuracy</text:p>
          </table:table-cell>
          <table:table-cell office:value-type="float" office:value="0.7649" calcext:value-type="float">
            <text:p>0.7649</text:p>
          </table:table-cell>
          <table:table-cell office:value-type="float" office:value="0.74052" calcext:value-type="float">
            <text:p>0.74052</text:p>
          </table:table-cell>
          <table:table-cell office:value-type="float" office:value="0.75792" calcext:value-type="float">
            <text:p>0.75792</text:p>
          </table:table-cell>
          <table:table-cell office:value-type="float" office:value="0.73287" calcext:value-type="float">
            <text:p>0.73287</text:p>
          </table:table-cell>
          <table:table-cell table:formula="of:=MAX([.B3:.E3])" office:value-type="float" office:value="0.7649" calcext:value-type="float">
            <text:p>0.7649</text:p>
          </table:table-cell>
        </table:table-row>
        <table:table-row table:style-name="ro1">
          <table:table-cell office:value-type="string" calcext:value-type="string">
            <text:p>max_binary_accuracy</text:p>
          </table:table-cell>
          <table:table-cell office:value-type="float" office:value="0.93693" calcext:value-type="float">
            <text:p>0.93693</text:p>
          </table:table-cell>
          <table:table-cell office:value-type="float" office:value="0.92818" calcext:value-type="float">
            <text:p>0.92818</text:p>
          </table:table-cell>
          <table:table-cell office:value-type="float" office:value="0.92982" calcext:value-type="float">
            <text:p>0.92982</text:p>
          </table:table-cell>
          <table:table-cell office:value-type="float" office:value="0.92882" calcext:value-type="float">
            <text:p>0.92882</text:p>
          </table:table-cell>
          <table:table-cell table:formula="of:=MAX([.B4:.E4])" office:value-type="float" office:value="0.93693" calcext:value-type="float">
            <text:p>0.93693</text:p>
          </table:table-cell>
        </table:table-row>
        <table:table-row table:style-name="ro1">
          <table:table-cell office:value-type="string" calcext:value-type="string">
            <text:p>stdev_binary_accuracy</text:p>
          </table:table-cell>
          <table:table-cell office:value-type="float" office:value="0.04478" calcext:value-type="float">
            <text:p>0.04478</text:p>
          </table:table-cell>
          <table:table-cell office:value-type="float" office:value="0.05448" calcext:value-type="float">
            <text:p>0.05448</text:p>
          </table:table-cell>
          <table:table-cell office:value-type="float" office:value="0.04769" calcext:value-type="float">
            <text:p>0.04769</text:p>
          </table:table-cell>
          <table:table-cell office:value-type="float" office:value="0.05161" calcext:value-type="float">
            <text:p>0.05161</text:p>
          </table:table-cell>
          <table:table-cell table:formula="of:=MIN([.B5:.E5])" office:value-type="float" office:value="0.04478" calcext:value-type="float">
            <text:p>0.04478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table:style-name="ce3" office:value-type="float" office:value="121.42204" calcext:value-type="float">
            <text:p>121.42204</text:p>
          </table:table-cell>
          <table:table-cell office:value-type="float" office:value="112.57435" calcext:value-type="float">
            <text:p>112.57435</text:p>
          </table:table-cell>
          <table:table-cell office:value-type="float" office:value="109.96849" calcext:value-type="float">
            <text:p>109.96849</text:p>
          </table:table-cell>
          <table:table-cell office:value-type="float" office:value="105.23154" calcext:value-type="float">
            <text:p>105.23154</text:p>
          </table:table-cell>
          <table:table-cell table:formula="of:=MAX([.B6:.E6])" office:value-type="float" office:value="121.42204" calcext:value-type="float">
            <text:p>121.42204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table:style-name="ce3" office:value-type="float" office:value="82.35417" calcext:value-type="float">
            <text:p>82.35417</text:p>
          </table:table-cell>
          <table:table-cell office:value-type="float" office:value="75.91667" calcext:value-type="float">
            <text:p>75.91667</text:p>
          </table:table-cell>
          <table:table-cell office:value-type="float" office:value="73.95833" calcext:value-type="float">
            <text:p>73.95833</text:p>
          </table:table-cell>
          <table:table-cell office:value-type="float" office:value="71" calcext:value-type="float">
            <text:p>71</text:p>
          </table:table-cell>
          <table:table-cell table:formula="of:=MAX([.B7:.E7])" office:value-type="float" office:value="82.35417" calcext:value-type="float">
            <text:p>82.354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4T12:19:55.687672640</dc:date>
    <meta:editing-duration>PT5M8S</meta:editing-duration>
    <meta:editing-cycles>1</meta:editing-cycles>
    <meta:generator>LibreOffice/6.0.7.3$Linux_X86_64 LibreOffice_project/00m0$Build-3</meta:generator>
    <meta:document-statistic meta:table-count="1" meta:cell-count="41" meta:object-count="0"/>
  </office:meta>
</office:document-meta>
</file>